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uglas Simpson <text:tab/>s174555</text:p>
      <text:p text:style-name="Standard"/>
      <text:p text:style-name="Standard">Group Project <text:s/>(Group 9)</text:p>
      <text:p text:style-name="Standard">Asset List </text:p>
      <text:p text:style-name="Standard"/>
      <text:p text:style-name="Standard">Entirely coded and assembled the project in Unreal. All versions of the game contained within the Game files folder were created by myself with the exception of anything in the Game Files/Music Folder.</text:p>
      <text:p text:style-name="Standard"/>
      <text:p text:style-name="Standard">Contributed to the creation of the three presentations contained within the Presentation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56S</meta:editing-duration>
    <meta:editing-cycles>9</meta:editing-cycles>
    <meta:generator>OpenOffice/4.1.0$Win32 OpenOffice.org_project/410m18$Build-9764</meta:generator>
    <dc:date>2018-05-02T03:50:42.38</dc:date>
    <dc:creator>Douglas Simpson</dc:creator>
    <meta:document-statistic meta:table-count="0" meta:image-count="0" meta:object-count="0" meta:page-count="1" meta:paragraph-count="5" meta:word-count="55" meta:character-count="357"/>
    <meta:user-defined meta:name="Info 1"/>
    <meta:user-defined meta:name="Info 2"/>
    <meta:user-defined meta:name="Info 3"/>
    <meta:user-defined meta:name="Info 4"/>
  </office:meta>
</office:document-meta>
</file>